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2cm" fo:min-width="1.867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12pt" style:font-size-asian="12pt" style:font-size-complex="12pt"/>
    </style:style>
    <style:style style:name="P9"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4pt" style:font-size-asian="4pt" style:font-size-complex="4pt"/>
    </style:style>
    <style:style style:name="T4" style:family="text">
      <style:text-properties fo:color="#0000ff" fo:font-size="12pt" style:font-size-asian="12pt" style:font-size-complex="12pt"/>
    </style:style>
    <style:style style:name="T5" style:family="text">
      <style:text-properties style:use-window-font-color="true" fo:font-size="12pt" style:font-size-asian="12pt" style:font-size-complex="12pt"/>
    </style:style>
    <style:style style:name="T6" style:family="text">
      <style:text-properties fo:color="#333333" fo:font-size="12pt" style:font-size-asian="12pt" style:font-size-complex="12pt"/>
    </style:style>
    <style:style style:name="T7" style:family="text">
      <style:text-properties fo:color="#800000" fo:font-size="12pt" style:font-size-asian="12pt" style:font-size-complex="12pt"/>
    </style:style>
    <style:style style:name="T8" style:family="text">
      <style:text-properties fo:color="#4c4c4c"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084cm" svg:height="1.716cm" svg:x="0.764cm" svg:y="2.806cm">
          <text:p text:style-name="P1"><text:span text:style-name="T1">VO frontend</text:span></text:p>
        </draw:rect>
        <draw:custom-shape draw:style-name="gr2" draw:text-style-name="P2" draw:layer="layout" svg:width="6.617cm" svg:height="1.601cm" svg:x="5.693cm" svg:y="0.799cm">
          <text:p text:style-name="P1"><text:span text:style-name="T1">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2.971cm" svg:y1="2.736cm" svg:x2="5.627cm" svg:y2="1.601cm">
          <text:p/>
        </draw:line>
        <draw:frame draw:style-name="gr4" draw:text-style-name="P5" draw:layer="layout" svg:width="3.436cm" svg:height="1.309cm" svg:x="1.186cm" svg:y="1.022cm">
          <draw:text-box>
            <text:p text:style-name="P4"><text:span text:style-name="T1">Publish needed</text:span></text:p>
            <text:p text:style-name="P4"><text:span text:style-name="T1">glideins rates</text:span></text:p>
          </draw:text-box>
        </draw:frame>
        <draw:custom-shape draw:style-name="gr5" draw:text-style-name="P6" draw:layer="layout" svg:width="6.529cm" svg:height="1.991cm" svg:x="0.944cm" svg:y="10.822cm">
          <text:p text:style-name="P1"><text:span text:style-name="T2">Costumize the submitted glideins.</text:span><text:span text:style-name="T3"><text:line-break/></text:span><text:span text:style-name="T3"/></text:p>
          <text:p text:style-name="P1"><text:span text:style-name="T2">GlideParamXXX should match the names </text:span><text:span text:style-name="T2"><text:line-break/></text:span><text:span text:style-name="T2">published by the factory</text:span></text:p>
          <draw:enhanced-geometry svg:viewBox="0 0 21600 21600" draw:mirror-horizontal="false" draw:mirror-vertical="false" draw:text-areas="3000 3320 17110 17330" draw:type="cloud-callout" draw:modifiers="25149.280245023 29179.51807228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3.836cm" svg:height="0.995cm" svg:x="15.565cm" svg:y="1.885cm">
          <text:p text:style-name="P1"><text:span text:style-name="T2">Due to Condor limitations, </text:span></text:p>
          <text:p text:style-name="P1"><text:span text:style-name="T2">define also GlideinMyType</text:span></text:p>
          <draw:enhanced-geometry svg:viewBox="0 0 21600 21600" draw:mirror-horizontal="false" draw:mirror-vertical="false" draw:type="line-callout-2" draw:modifiers="14867.2400312744 43959.0361445783 20012.5097732604 38862.6506024096 21600 21513.25301204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8" draw:layer="layout" svg:width="9.426cm" svg:height="17.107cm" svg:x="8.729cm" svg:y="3.648cm" svg:viewBox="0 0 9427 17108" draw:points="0,0 9427,0 9424,16258 8191,16279 7233,16355 6467,16469 5802,16609 4439,16899 3567,17022 2451,17108 1675,17036 1077,16967 1,16812">
          <text:p text:style-name="P7"><text:span text:style-name="T1">MyType=”glideclient”</text:span></text:p>
          <text:p text:style-name="P7"><text:span text:style-name="T1">Name=”reqX@client”</text:span></text:p>
          <text:p text:style-name="P7"><text:span text:style-name="T4">ReqGlidein=”entry@factory”</text:span></text:p>
          <text:p text:style-name="P7"><text:span text:style-name="T4">ReqIdleGlideins=nr</text:span></text:p>
          <text:p text:style-name="P7"><text:span text:style-name="T4">ReqMaxRunningGlideins=nr</text:span></text:p>
          <text:p text:style-name="P7"><text:span text:style-name="T4">ReqRemoveExcess=”NO|ALL|IDLE|UNREG”</text:span></text:p>
          <text:p text:style-name="P7"><text:span text:style-name="T1">ClientName=”client”</text:span></text:p>
          <text:p text:style-name="P7"><text:span text:style-name="T1">ReqName=”reqX”</text:span></text:p>
          <text:p text:style-name="P7"><text:span text:style-name="T5">FrontendName=”name”</text:span></text:p>
          <text:p text:style-name="P7"><text:span text:style-name="T5">GroupName=”name”</text:span></text:p>
          <text:p text:style-name="P7"><text:span text:style-name="T6">WebURL = "URL"</text:span></text:p>
          <text:p text:style-name="P7"><text:span text:style-name="T6">WebGroupURL = “URL”</text:span></text:p>
          <text:p text:style-name="P7"><text:span text:style-name="T6">WebSignType = "sha1"</text:span></text:p>
          <text:p text:style-name="P7"><text:span text:style-name="T6">WebDescriptFile = "fname"</text:span></text:p>
          <text:p text:style-name="P7"><text:span text:style-name="T6">WebDescriptSign = "sign"</text:span></text:p>
          <text:p text:style-name="P7"><text:span text:style-name="T6">WebGroupDescriptFile = "fname"</text:span></text:p>
          <text:p text:style-name="P7"><text:span text:style-name="T6">WebGroupDescriptSign = "sign"</text:span></text:p>
          <text:p text:style-name="P7"><text:span text:style-name="T1">GlideinParamWWW=”val1”</text:span></text:p>
          <text:p text:style-name="P7"><text:span text:style-name="T1">...</text:span></text:p>
          <text:p text:style-name="P7"><text:span text:style-name="T1">GlideinParamZZZ=”valY”</text:span></text:p>
          <text:p text:style-name="P7"><text:span text:style-name="T7">ReqPubKeyID=”keyID”</text:span></text:p>
          <text:p text:style-name="P7"><text:span text:style-name="T7">ReqEncKeyCode=”encKey”</text:span></text:p>
          <text:p text:style-name="P7"><text:span text:style-name="T7">ReqEncIdentity=”encAuthIdent”</text:span></text:p>
          <text:p text:style-name="P7"><text:span text:style-name="T7">GlideinEncParamXXX=”val1”</text:span></text:p>
          <text:p text:style-name="P7"><text:span text:style-name="T7">...</text:span></text:p>
          <text:p text:style-name="P7"><text:span text:style-name="T7">GlideinEncParamYYY=”valY”</text:span></text:p>
          <text:p text:style-name="P7"><text:span text:style-name="T8">GlideinMonitorNNN=”valN”</text:span></text:p>
          <text:p text:style-name="P7"><text:span text:style-name="T8">...</text:span></text:p>
          <text:p text:style-name="P7"><text:span text:style-name="T8">GlideinMonitorMMM=”valM”</text:span></text:p>
          <text:p text:style-name="P7"><text:span text:style-name="T8">GlideinMonitorRegGlideins=”Cluster1,..ClusterX”</text:span></text:p>
          <text:p text:style-name="P7"/>
        </draw:polygon>
        <draw:rect draw:style-name="gr7" draw:text-style-name="P1" draw:layer="layout" svg:width="6.578cm" svg:height="0.629cm" svg:x="8.726cm" svg:y="3.055cm">
          <text:p text:style-name="P1">Published classad</text:p>
        </draw:rect>
        <draw:custom-shape draw:style-name="gr5" draw:text-style-name="P6" draw:layer="layout" svg:width="3.278cm" svg:height="1.855cm" svg:x="5.063cm" svg:y="2.944cm">
          <text:p text:style-name="P1"><text:span text:style-name="T2">Target a specific</text:span><text:span text:style-name="T2"><text:line-break/></text:span><text:span text:style-name="T2">Entry Point</text:span></text:p>
          <draw:enhanced-geometry svg:viewBox="0 0 21600 21600" draw:mirror-horizontal="false" draw:mirror-vertical="false" draw:text-areas="3000 3320 17110 17330" draw:type="cloud-callout" draw:modifiers="23563.0375114364 24067.24137931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349cm" svg:x="0.944cm" svg:y="4.772cm">
          <text:p text:style-name="P1"><text:span text:style-name="T2">Request <text:s/>a steady stream </text:span></text:p>
          <text:p text:style-name="P1"><text:span text:style-name="T2">of glideins starting</text:span></text:p>
          <draw:enhanced-geometry svg:viewBox="0 0 21600 21600" draw:mirror-horizontal="false" draw:mirror-vertical="false" draw:text-areas="3000 3320 17110 17330" draw:type="cloud-callout" draw:modifiers="27268.2620894537 132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9" draw:layer="layout" svg:width="4.618cm" svg:height="1.513cm" svg:x="3.471cm" svg:y="16.553cm">
          <text:p text:style-name="P7"><text:span text:style-name="T2">Monitoring data like:</text:span></text:p>
          <text:p text:style-name="P7"><text:span text:style-name="T2">Idle=”546”, Running=”222”</text:span></text:p>
          <draw:enhanced-geometry svg:viewBox="0 0 21600 21600" draw:mirror-horizontal="false" draw:mirror-vertical="false" draw:text-areas="3000 3320 17110 17330" draw:type="cloud-callout" draw:modifiers="23447.1530634336 26379.392338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6.145cm">
          <text:p text:style-name="P1"><text:span text:style-name="T2">But limit to only the needed amount</text:span></text:p>
          <draw:enhanced-geometry svg:viewBox="0 0 21600 21600" draw:mirror-horizontal="false" draw:mirror-vertical="false" draw:text-areas="3000 3320 17110 17330" draw:type="cloud-callout" draw:modifiers="27050.8004621225 1168.62037871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422cm" svg:height="2.187cm" svg:x="18.491cm" svg:y="11.924cm">
          <text:p text:style-name="P1"><text:span text:style-name="T2">Factory Key ID</text:span></text:p>
          <text:p text:style-name="P1"><text:span text:style-name="T3"/></text:p>
          <text:p text:style-name="P1"><text:span text:style-name="T2">Must match the one </text:span></text:p>
          <text:p text:style-name="P1"><text:span text:style-name="T2">published by the factory </text:span></text:p>
          <draw:enhanced-geometry svg:viewBox="0 0 21600 21600" draw:mirror-horizontal="false" draw:mirror-vertical="false" draw:text-areas="3000 3320 17110 17330" draw:type="cloud-callout" draw:modifiers="-1391.81550983495 26447.16636197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002cm" svg:height="1.404cm" svg:x="18.807cm" svg:y="14.111cm">
          <text:p text:style-name="P1"><text:span text:style-name="T2">Encrypted symmetric key</text:span></text:p>
          <draw:enhanced-geometry svg:viewBox="0 0 21600 21600" draw:mirror-horizontal="false" draw:mirror-vertical="false" draw:text-areas="3000 3320 17110 17330" draw:type="cloud-callout" draw:modifiers="-2735.74818885836 15834.8754448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5.62cm" svg:height="1.757cm" svg:x="2.107cm" svg:y="14.07cm">
          <text:p text:style-name="P1"><text:span text:style-name="T2">Encrypted values</text:span></text:p>
          <text:p text:style-name="P1"><text:span text:style-name="T2">to be used by the factory</text:span></text:p>
          <draw:enhanced-geometry svg:viewBox="0 0 21600 21600" draw:mirror-horizontal="false" draw:mirror-vertical="false" draw:text-areas="3000 3320 17110 17330" draw:type="cloud-callout" draw:modifiers="24743.3552748621 32289.41979522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167cm" svg:height="1.433cm" svg:x="18.641cm" svg:y="8.566cm">
          <text:p text:style-name="P1"><text:span text:style-name="T2">Pointers to the frontend</text:span></text:p>
          <text:p text:style-name="P1"><text:span text:style-name="T2">Web distributed content</text:span></text:p>
          <draw:enhanced-geometry svg:viewBox="0 0 21600 21600" draw:mirror-horizontal="false" draw:mirror-vertical="false" draw:text-areas="3000 3320 17110 17330" draw:type="cloud-callout" draw:modifiers="1202.30326295585 29041.00418410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3" draw:layer="layout" svg:width="0.486cm" svg:height="3.253cm" svg:x="18.145cm" svg:y="8.949cm">
          <text:p/>
          <draw:enhanced-geometry svg:viewBox="0 0 21600 21600" draw:mirror-horizontal="false" draw:mirror-vertical="false" draw:glue-points="0 0 0 21600 21600 10800" draw:text-areas="0 ?f9 7800 ?f10"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6" draw:layer="layout" svg:width="4.035cm" svg:height="1.656cm" svg:x="18.806cm" svg:y="16.271cm">
          <text:p text:style-name="P1"><text:span text:style-name="T2">Encrypted Identity String</text:span></text:p>
          <draw:enhanced-geometry svg:viewBox="0 0 21600 21600" draw:mirror-horizontal="false" draw:mirror-vertical="false" draw:text-areas="3000 3320 17110 17330" draw:type="cloud-callout" draw:modifiers="-2702.67591674926 -6178.87748943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7.545cm">
          <text:p text:style-name="P1"><text:span text:style-name="T2">How strict should I be?</text:span></text:p>
          <draw:enhanced-geometry svg:viewBox="0 0 21600 21600" draw:mirror-horizontal="false" draw:mirror-vertical="false" draw:text-areas="3000 3320 17110 17330" draw:type="cloud-callout" draw:modifiers="26883.2480607361 -15114.15689810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18.345cm">
          <text:p text:style-name="P1"><text:span text:style-name="T2">List of known glidein clusters</text:span></text:p>
          <draw:enhanced-geometry svg:viewBox="0 0 21600 21600" draw:mirror-horizontal="false" draw:mirror-vertical="false" draw:text-areas="3000 3320 17110 17330" draw:type="cloud-callout" draw:modifiers="26883.2480607361 20139.22452660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3.673cm" fo:page-height="21.48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meta:creation-date>2006-10-03T09:36:38</meta:creation-date>
    <dc:date>2010-06-17T19:33:41</dc:date>
    <dc:language>en-US</dc:language>
    <meta:editing-cycles>24</meta:editing-cycles>
    <meta:editing-duration>PT150H08M25S</meta:editing-duration>
    <dc:creator>Igor Sfiligoi</dc:creator>
    <meta:document-statistic meta:object-count="20"/>
    <meta:user-defined meta:name="Info 1"/>
    <meta:user-defined meta:name="Info 2"/>
    <meta:user-defined meta:name="Info 3"/>
    <meta:user-defined meta:name="Info 4"/>
  </office:meta>
</office:document-meta>
</file>